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/>
      <text:p text:style-name="Normal"><text:tab/><text:tab/>HTTPS REQUESTS:</text:p>
      <text:p text:style-name="Normal">-get all reviews</text:p>
      <text:p text:style-name="Normal">-getMostHelp</text:p>
      <text:p text:style-name="Normal">-getRecent</text:p>
      <text:p text:style-name="Normal">-getOld</text:p>
      <text:p text:style-name="Normal">-getHighRate</text:p>
      <text:p text:style-name="Normal">-getLowRate</text:p>
      <text:p text:style-name="Normal"/>
      <text:p text:style-name="Normal">-put update helpful</text:p>
      <text:p text:style-name="Normal">-put update unhelpful</text:p>
      <text:p text:style-name="Normal"/>
      <text:p text:style-name="Normal"/>
      <text:p text:style-name="Normal">--------------------------------------------------------------</text:p>
      <text:p text:style-name="Normal"/>
      <text:p text:style-name="Normal"><text:tab/><text:tab/>SORTS</text:p>
      <text:p text:style-name="Normal">-Most relevant</text:p>
      <text:p text:style-name="Normal"><text:tab/>-This will be my most challenging algorithm</text:p>
      <text:p text:style-name="Normal"><text:tab/>-best buy uses the following paramaters:<text:tab/><text:tab/><text:tab/><text:tab/><text:tab/><text:tab/><text:tab/>helpfulness, recency, pictures and other traits</text:p>
      <text:p text:style-name="Normal"><text:tab/>-I can create a point function that awards a point for <text:tab/><text:tab/><text:tab/>each aspect of the review object and then sort by how many <text:tab/>points each review obj has<text:tab/></text:p>
      <text:p text:style-name="Normal"/>
      <text:p text:style-name="Normal">-Most helpful</text:p>
      <text:p text:style-name="Normal">-Most Recent</text:p>
      <text:p text:style-name="Normal">-Oldest</text:p>
      <text:p text:style-name="Normal">-Highest rating</text:p>
      <text:p text:style-name="Normal">-Lowest rating</text:p>
      <text:p text:style-name="Normal"/>
      <text:p text:style-name="Normal"><text:tab/><text:tab/>PsuedoSorts</text:p>
      <text:p text:style-name="Normal">-Show only verified Purchases</text:p>
      <text:p text:style-name="Normal">-Search bar needs to search through body to see if text exi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